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Calibri" svg:font-family="Calibri"/>
    <style:font-face style:name="Calibri,BoldItalic" svg:font-family="'Calibri,BoldItalic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3"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text-properties style:font-name="Arial3" fo:font-size="12pt" style:font-size-asian="12pt" style:font-size-complex="12pt"/>
    </style:style>
    <style:style style:name="P3" style:family="paragraph" style:parent-style-name="Text_20_body">
      <style:paragraph-properties fo:margin-top="0cm" fo:margin-bottom="0.499cm"/>
      <style:text-properties style:font-name="Arial3" fo:font-size="12pt" style:font-size-asian="12pt" style:font-size-complex="12p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2" fo:font-size="11.2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3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fo:line-height="138%" style:writing-mode="lr-tb"/>
    </style:style>
    <style:style style:name="P7" style:family="paragraph" style:parent-style-name="Text_20_body">
      <style:paragraph-properties fo:margin-top="0cm" fo:margin-bottom="0cm" fo:line-height="165%" style:writing-mode="lr-tb"/>
    </style:style>
    <style:style style:name="P8" style:family="paragraph" style:parent-style-name="Text_20_body">
      <style:paragraph-properties fo:margin-top="0cm" fo:margin-bottom="0cm" fo:line-height="138%" style:writing-mode="lr-tb"/>
      <style:text-properties style:font-name="Arial3" fo:font-size="12pt" style:font-size-asian="12pt" style:font-size-complex="12pt"/>
    </style:style>
    <style:style style:name="P9" style:family="paragraph" style:parent-style-name="Heading_20_1" style:master-page-name="">
      <style:paragraph-properties fo:margin-left="0cm" fo:margin-right="0cm" fo:margin-top="0cm" fo:margin-bottom="0.212cm" fo:line-height="138%" fo:text-indent="0cm" style:auto-text-indent="false" style:page-number="auto" fo:keep-with-next="always" style:writing-mode="lr-tb">
        <style:tab-stops/>
      </style:paragraph-properties>
      <style:text-properties style:font-name="Arial3" fo:font-size="12pt" style:font-size-asian="12pt" style:font-size-complex="12pt"/>
    </style:style>
    <style:style style:name="T1" style:family="text">
      <style:text-properties style:font-name="Calibri,BoldItalic" fo:font-size="12pt"/>
    </style:style>
    <style:style style:name="T2" style:family="text">
      <style:text-properties fo:font-variant="normal" fo:text-transform="none" fo:color="#000000" style:text-line-through-style="none" style:font-name="Arial2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Calibri" fo:font-size="9.75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Calibri" fo:font-size="9.75pt" fo:font-style="normal" style:text-underline-style="solid" style:text-underline-width="auto" style:text-underline-color="font-color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ize="9.75pt" fo:font-style="normal" style:text-underline-style="solid" style:text-underline-width="auto" style:text-underline-color="font-color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ize="9.75pt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3" fo:font-size="11.25pt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3" style:text-underline-style="none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Arial3" fo:font-size="9.75pt" fo:font-style="normal" style:text-underline-style="solid" style:text-underline-width="auto" style:text-underline-color="font-color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font-name="Arial3" fo:font-size="9.75pt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style:font-name="Arial3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font-name="Arial3" fo:font-style="normal" style:text-underline-style="solid" style:text-underline-width="auto" style:text-underline-color="font-color" fo:font-weight="normal" style:text-blinking="false" fo:background-color="transparent"/>
    </style:style>
    <style:style style:name="T15" style:family="text">
      <style:text-properties fo:font-variant="normal" fo:text-transform="none" fo:color="#000000" style:text-line-through-style="none" style:font-name="Arial3" fo:font-size="12pt" fo:font-style="normal" style:text-underline-style="none" fo:font-weight="normal" style:text-blinking="false" fo:background-color="transparent" style:font-size-asian="12pt" style:font-size-complex="12pt"/>
    </style:style>
    <style:style style:name="T16" style:family="text">
      <style:text-properties fo:font-variant="normal" fo:text-transform="none" fo:color="#000000" style:text-line-through-style="none" style:font-name="Arial3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17" style:family="text">
      <style:text-properties fo:font-variant="normal" fo:text-transform="none" fo:color="#000000" style:text-line-through-style="none" style:font-name="Arial3" fo:font-size="12pt" style:text-underline-style="none" style:text-blinking="false" fo:background-color="transparent" style:font-size-asian="12pt" style:font-size-complex="12pt"/>
    </style:style>
    <style:style style:name="T1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20" style:family="text">
      <style:text-properties fo:font-variant="normal" fo:text-transform="none" fo:color="#111111" style:text-line-through-style="none" style:font-name="Arial2" fo:font-size="11.25pt" fo:font-style="normal" style:text-underline-style="none" fo:font-weight="normal" style:text-blinking="false" fo:background-color="transparent"/>
    </style:style>
    <style:style style:name="T21" style:family="text">
      <style:text-properties fo:font-variant="normal" fo:text-transform="none" fo:color="#111111" style:text-line-through-style="none" fo:font-size="11.25pt" fo:font-style="normal" style:text-underline-style="none" fo:font-weight="normal" style:text-blinking="false" fo:background-color="transparent"/>
    </style:style>
    <style:style style:name="T22" style:family="text">
      <style:text-properties fo:font-variant="normal" fo:text-transform="none" fo:color="#111111" style:text-line-through-style="none" fo:font-style="normal" style:text-underline-style="none" fo:font-weight="normal" style:text-blinking="false" fo:background-color="transparent"/>
    </style:style>
    <style:style style:name="T23" style:family="text">
      <style:text-properties fo:font-variant="normal" fo:text-transform="none" fo:color="#333333" style:text-line-through-style="none" style:font-name="Arial2" fo:font-size="11.25pt" fo:font-style="normal" style:text-underline-style="none" fo:font-weight="normal" style:text-blinking="false" fo:background-color="#ffffff"/>
    </style:style>
    <style:style style:name="T24" style:family="text">
      <style:text-properties fo:font-variant="normal" fo:text-transform="none" fo:color="#333333" style:text-line-through-style="none" fo:font-size="11.25pt" fo:font-style="normal" style:text-underline-style="none" fo:font-weight="normal" style:text-blinking="false" fo:background-color="#ffffff"/>
    </style:style>
    <style:style style:name="T25" style:family="text">
      <style:text-properties fo:font-variant="normal" fo:text-transform="none" fo:color="#333333" style:text-line-through-style="none" fo:font-style="normal" style:text-underline-style="none" fo:font-weight="normal" style:text-blinking="false" fo:background-color="#ffffff"/>
    </style:style>
    <style:style style:name="T26" style:family="text">
      <style:text-properties fo:font-variant="normal" fo:text-transform="none" fo:color="#1155cc" style:text-line-through-style="none" style:font-name="Arial2" fo:font-size="11.25pt" fo:font-style="normal" fo:font-weight="normal" style:text-blinking="false" fo:background-color="transparent"/>
    </style:style>
    <style:style style:name="T27" style:family="text">
      <style:text-properties fo:font-variant="normal" fo:text-transform="none" fo:color="#1155cc" style:text-line-through-style="none" style:font-name="Arial2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28" style:family="text">
      <style:text-properties fo:font-variant="normal" fo:text-transform="none" fo:color="#1155cc" style:text-line-through-style="none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29" style:family="text">
      <style:text-properties fo:font-variant="normal" fo:text-transform="none" fo:color="#1155cc" style:text-line-through-style="none" style:font-name="Arial3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30" style:family="text">
      <style:text-properties fo:font-variant="normal" fo:text-transform="none" fo:color="#1155cc" style:text-line-through-style="none" style:font-name="Arial3" fo:font-style="normal" style:text-underline-style="solid" style:text-underline-width="auto" style:text-underline-color="font-color" fo:font-weight="normal" style:text-blinking="false" fo:background-color="transparent"/>
    </style:style>
    <style:style style:name="T31" style:family="text">
      <style:text-properties fo:font-variant="normal" fo:text-transform="none" fo:color="#1155cc" style:text-line-through-style="none" style:font-name="Arial3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32" style:family="text">
      <style:text-properties fo:font-variant="normal" fo:text-transform="none" fo:color="#1155cc" style:text-line-through-style="none" fo:font-style="normal" style:text-underline-style="solid" style:text-underline-width="auto" style:text-underline-color="font-color" fo:font-weight="normal" style:text-blinking="false" fo:background-color="transparent"/>
    </style:style>
    <style:style style:name="T33" style:family="text">
      <style:text-properties fo:font-variant="normal" fo:text-transform="none" style:text-line-through-style="none" style:font-name="Arial2" fo:font-size="11.25pt" fo:font-style="normal" fo:font-weight="normal" style:text-blinking="false" fo:background-color="transparent"/>
    </style:style>
    <style:style style:name="T34" style:family="text">
      <style:text-properties style:font-name="Arial3"/>
    </style:style>
    <style:style style:name="T35" style:family="text">
      <style:text-properties style:font-name="Arial3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08440c91-6b81-d873-7d1e-e09ff9dca3e4"/><text:span text:style-name="T19">Bartels-von Mensenkampff, Stefan: Kursmaterial Modul Informationsmanagement, Fachhochschule Lübeck, 2014.<text:line-break/></text:span></text:p>
      <text:p text:style-name="P8"><text:span text:style-name="T18">Heinrich, Lutz J.; Stelzer, Dirk: Informationsmanagement: Grundlagen, Aufgaben, Methoden. 10 Aufl., Oldenbourg: München 2011.</text:span></text:p>
      <text:p text:style-name="P8"><text:span text:style-name="T18"/></text:p>
      <text:p text:style-name="P8"><text:span text:style-name="T18">Krcmar, Helmut: Informationsmanagement. Springer. 5. Aufl., München 2010<text:line-break/></text:span></text:p>
      <text:p text:style-name="P8"><text:span text:style-name="T18">Voß, Stefan; Gutenschwager, Kai: Informationsmanagement. Springer: Berlin et al., 2001.<text:line-break/></text:span></text:p>
      <text:p text:style-name="P8"><text:span text:style-name="T18">Zarnekow, Rüdiger; Brenner, Walter: Integriertes Informationsmanagement: Vom Plan, Build, Run zum Source, Make, Deliver. In: Zarnekow, Rüdiger; Brenner, Walter; Grohmann, Helmut H. (Hrsg.): Informationsmanagement – Konzepte und Strategien für die Praxis. dpunkt: Heidelberg, 2004.<text:line-break/></text:span></text:p>
      <text:p text:style-name="P8"><text:span text:style-name="T18">Schröder, J., Späne, A., Schröder, G.; Wertorientiertes IT-Controlling. Herr über die Zahlen. CIOMagazin 2005;Sonderheft 01, S. 34–37<text:line-break/></text:span></text:p>
      <text:p text:style-name="P5">Helmke, S.; Uebel, M. (Hrsg.); Managementorientiertes IT-Controlling und IT-Governance; 2013; Springer Gabler; Springer Fachmedien Wiesbaden</text:p>
      <text:p text:style-name="P3"/>
      <text:p text:style-name="P5">Gadatsch, A.; IT-Controlling – Praxiswissen für IT-Controller und Chief-Information-Officer; 2012; Vieweg+Teubner Verlag; Springer Fachmedien; Wiesbaden</text:p>
      <text:h text:style-name="P9" text:outline-level="1"><text:span text:style-name="T18"><text:line-break/>Bleicher, K.; </text:span><text:span text:style-name="T22">Organisation: Strategien - Strukturen - Kulturen. </text:span><text:span text:style-name="T25">Dr. Th. Gabler Verlag; 2.Aufl. 1991</text:span></text:h>
      <text:p text:style-name="P8"><text:span text:style-name="T18"><text:line-break/>Friedag, H., Schmidt, W.; Balanced Scorecard, Einführung, Entwicklung, Umsetzung, 2. Aufl.2004; Freiburg </text:span></text:p>
      <text:p text:style-name="P8"><text:span text:style-name="T18"><text:line-break/>Gabriel, R., Beier, D.; Informationsmanagement in Organisationen, 2003; Stuttgart<text:line-break/></text:span></text:p>
      <text:p text:style-name="P5"><text:soft-page-break/>Kaufmann L (2002) Der Feinschliff für die Strategie. Balanced Scorecard. Harv Bus Manager 2002(6):35–41</text:p>
      <text:p text:style-name="P8"><text:span text:style-name="T3"/></text:p>
      <text:p text:style-name="P8"><text:span text:style-name="T18">Mintzberg, Henry, 1992: Die Mintzberg-Struktur - Organisation effektiver gestalten. Landsberg/Lech: Verlag Moderne Industrie. <text:line-break/></text:span></text:p>
      <text:p text:style-name="P5">Moog, Horst, 2005: IT-Dienste an Universitäten und Fachhochschulen. Reorganisation und Ressourcenplanung der hochschulweiten IT-Versorgung. Hannover: Hochschul-Informations-System GmbH. </text:p>
      <text:p text:style-name="P8"><text:span text:style-name="T3"/></text:p>
      <text:p text:style-name="P6"><text:span text:style-name="T15">Unbekannter Autor, 2012: Eckpunkte für ein Qualitätsmanagement an Hochschulen, evalag – </text:span><text:a xlink:type="simple" xlink:href="https://www.evalag.de/dedievl/projekt01/media/pdf/qm/audit/evalag_eckpunkte_qualitaetsmanagement.pdf" text:style-name="Internet_20_link" text:visited-style-name="Visited_20_Internet_20_Link"><text:span text:style-name="T31">https://www.evalag.de/dedievl/projekt01/media/pdf/qm/audit/evalag_eckpunkte_qualitaetsmanagement.pdf</text:span></text:a><text:span text:style-name="T17"> – </text:span><text:span text:style-name="T15">abgerufen am: 14.05.2015<text:line-break/></text:span></text:p>
      <text:p text:style-name="P5">Merkle, Anthea J.: Aufbau einer Bibliothek / Anthea J. Merkle. Hrsg. Berufsverband Information Bibliothek / Kommission für One-Person Librarians. – 1. Aufl. – 2004. (Checklisten ; 8) – http://www.bib-info.de/fileadmin/media/Dokumente/Kommissionen/Kommission%20f%FCr%20One-Person-Librarians/Checklisten/check8.pdf – abgerufen am: 14.05.2015</text:p>
      <text:p text:style-name="P8"><text:span text:style-name="T3"/></text:p>
      <text:p text:style-name="P7"><text:a xlink:type="simple" xlink:href="http://www.professoren.tum.de/en/krcmar-helmut/Sta" text:style-name="Internet_20_link" text:visited-style-name="Visited_20_Internet_20_Link"><text:span text:style-name="T16">http://www.professoren.tum.de/en/krcmar-helmut/</text:span></text:a><text:span text:style-name="T15"> (Stand:09.05.15)</text:span></text:p>
      <text:p text:style-name="P6"><text:a xlink:type="simple" xlink:href="http://www.fortiss.org/ueber-uns/mitarbeiter/helmut-krcmar/" text:style-name="Internet_20_link" text:visited-style-name="Visited_20_Internet_20_Link"><text:span text:style-name="T16">http://www.fortiss.org/ueber-uns/mitarbeiter/helmut-krcmar/</text:span></text:a><text:span text:style-name="T15"> (Stand:09.05.15)</text:span></text:p>
      <text:p text:style-name="P8"><text:span text:style-name="T3"/></text:p>
      <text:p text:style-name="P6"><text:a xlink:type="simple" xlink:href="http://wi.uni-potsdam.de/hp.nsf/0/049dee17693887a8c125770c0047f87a/$FILE/IM_03_Informationssysteme.pdf" text:style-name="Internet_20_link" text:visited-style-name="Visited_20_Internet_20_Link">http://wi.uni-potsdam.de/hp.nsf/0/049dee17693887a8c125770c0047f87a/$FILE/IM_03_Informationssysteme.pdf</text:a><text:span text:style-name="T31"><text:line-break/></text:span></text:p>
      <text:p text:style-name="P6"><text:a xlink:type="simple" xlink:href="http://www.dr-luepke.de/Seiten/InfoMangmt1.htm" text:style-name="Internet_20_link" text:visited-style-name="Visited_20_Internet_20_Link"><text:span text:style-name="T31">http://www.dr-luepke.de/Seiten/InfoMangmt1.htm</text:span></text:a><text:span text:style-name="T15"> <text:s/>(Stand: 11.05.15)<text:line-break/></text:span></text:p>
      <text:p text:style-name="P6"><text:a xlink:type="simple" xlink:href="http://www.informationsmanagement-buch.org/" text:style-name="Internet_20_link" text:visited-style-name="Visited_20_Internet_20_Link"><text:span text:style-name="T31">http://www.informationsmanagement-buch.org/</text:span></text:a><text:span text:style-name="T15"> (Stand: 11.05.15)</text:span></text:p>
      <text:p text:style-name="P8"><text:span text:style-name="T32"/></text:p>
      <text:p text:style-name="P4"><text:a xlink:type="simple" xlink:href="http://www.bib-info.de/fileadmin/media/Dokumente/Kommissionen/Kommission%20f%FCr%20One-Person-Librarians/Checklisten/check8.pdf" text:style-name="Internet_20_link" text:visited-style-name="Visited_20_Internet_20_Link"><text:span text:style-name="T35">http://www.bib-info.de/fileadmin/media/Dokumente/Kommissionen/Kommission%20f%FCr%20One-Person-Librarians/Checklisten/check8.pdf</text:span></text:a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Calibri" svg:font-family="Calibri"/>
    <style:font-face style:name="Calibri,BoldItalic" svg:font-family="'Calibri,BoldItalic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6pt" fo:font-weight="bold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50%"/>
      <style:text-properties style:font-name="Arial1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.921cm" fo:margin-bottom="0.21cm" fo:line-height="150%" fo:text-indent="-0.76cm" style:auto-text-indent="false" style:page-number="auto">
        <style:tab-stops/>
      </style:paragraph-properties>
      <style:text-properties fo:font-size="16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921cm" fo:margin-bottom="0.21cm" fo:line-height="150%">
        <style:tab-stops>
          <style:tab-stop style:position="2cm"/>
        </style:tab-stops>
      </style:paragraph-properties>
      <style:text-properties fo:font-size="12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921cm" fo:margin-bottom="0.21cm"/>
      <style:text-properties fo:font-size="12pt" fo:font-weight="bold" style:font-size-asian="14pt" style:font-weight-asian="bold" style:font-size-complex="14pt" style:font-weight-complex="normal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style:font-name="Arial1" fo:font-size="10pt" style:font-size-asian="10pt" style:font-size-complex="10pt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style:font-name="Arial1" fo:font-size="10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Illustration" style:family="paragraph" style:parent-style-name="Caption" style:class="extra">
      <style:text-properties style:font-name="Arial1" fo:font-size="10pt" fo:font-style="normal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1cm" fo:margin-bottom="1cm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Calibri,BoldItalic" fo:font-size="12pt"/>
    </style:style>
    <style:page-layout style:name="Mpm1">
      <style:page-layout-properties fo:page-width="21.001cm" fo:page-height="29.7cm" style:num-format="1" style:print-orientation="portrait" fo:margin-top="2cm" fo:margin-bottom="2cm" fo:margin-left="3.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99cm" style:shadow="none" style:dynamic-spacing="false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INM – Literaturverzeichnis Gruppe 1.1<text:span text:style-name="MT1"><text:tab/></text:span><text:span text:style-name="MT1"><text:date style:data-style-name="N37" text:date-value="2015-05-19T11:28:40.14" text:fixed="true">19.05.15</text:date></text:span></text:p>
      </style:header>
      <style:footer>
        <text:p text:style-name="Footer">INM – SoSe 2015<text:tab/><text:tab/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9T11:28:40.82</meta:creation-date>
    <meta:editing-duration>PT7M2S</meta:editing-duration>
    <meta:editing-cycles>2</meta:editing-cycles>
    <meta:generator>OpenOffice/4.1.1$Win32 OpenOffice.org_project/411m6$Build-9775</meta:generator>
    <meta:initial-creator>A D</meta:initial-creator>
    <meta:document-statistic meta:table-count="0" meta:image-count="0" meta:object-count="0" meta:page-count="2" meta:paragraph-count="24" meta:word-count="275" meta:character-count="2928"/>
    <dc:date>2015-05-19T11:35:42.34</dc:date>
    <dc:creator>A D</dc:creator>
  </office:meta>
</office:document-meta>
</file>